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0b2991" officeooo:paragraph-rsid="000b2991"/>
    </style:style>
    <style:style style:name="P2" style:family="paragraph" style:parent-style-name="Standard">
      <style:text-properties officeooo:rsid="000b2991" officeooo:paragraph-rsid="000b2991"/>
    </style:style>
    <style:style style:name="P3" style:family="paragraph" style:parent-style-name="Standard">
      <style:text-properties officeooo:paragraph-rsid="000b2991"/>
    </style:style>
    <style:style style:name="P4" style:family="paragraph">
      <style:paragraph-properties fo:text-align="center"/>
    </style:style>
    <style:style style:name="gr1" style:family="graphic" style:parent-style-name="Frame">
      <style:graphic-properties draw:textarea-horizontal-align="justify" draw:textarea-vertical-align="middle" draw:auto-grow-height="false" fo:min-height="0.548in" fo:min-width="1.0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0.6535in" fo:min-width="1.0319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0.5425in" fo:min-width="1.02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parent-style-name="Frame">
      <style:graphic-properties draw:textarea-horizontal-align="justify" draw:textarea-vertical-align="middle" draw:auto-grow-height="false" fo:min-height="0.5425in" fo:min-width="0.8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ation</text:p>
      <text:p text:style-name="P2">Login</text:p>
      <text:p text:style-name="P2">Logout</text:p>
      <text:p text:style-name="P3"><draw:custom-shape text:anchor-type="paragraph" draw:z-index="0" draw:name="Shape1" draw:style-name="gr1" svg:width="1.4807in" svg:height="0.7748in" svg:x="2.1118in" svg:y="1.9453in"><text:p text:style-name="P1">Layout.htm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svg:width="1.4587in" svg:height="0.9232in" svg:x="0.4437in" svg:y="1.1339in"><text:p text:style-name="P1">Login.htm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3" draw:style-name="gr3" draw:text-style-name="P4" svg:x1="1.5165in" svg:y1="1.9827in" svg:x2="2.1118in" svg:y2="2.3547in"><text:p/></draw:line><draw:line text:anchor-type="paragraph" draw:z-index="4" draw:name="Shape5" draw:style-name="gr3" draw:text-style-name="P4" svg:x1="2.6925in" svg:y1="1.9453in" svg:x2="2.9232in" svg:y2="1.4618in"><text:p/></draw:line><draw:custom-shape text:anchor-type="paragraph" draw:z-index="5" draw:name="Shape4" draw:style-name="gr5" svg:width="1.198in" svg:height="0.7661in" svg:x="0.1173in" svg:y="2.911in"><text:p text:style-name="P1">Logou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4" draw:style-name="gr4" svg:width="1.4441in" svg:height="0.7661in" svg:x="2.5953in" svg:y="0.7472in"><text:p text:style-name="P1">Registr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" draw:name="Shape6" draw:style-name="gr3" draw:text-style-name="P4" svg:x1="1.3154in" svg:y1="3.2028in" svg:x2="2.2008in" svg:y2="2.5335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2pt" fo:language="en" fo:country="US" style:letter-kerning="true" style:font-name-asian="Tahoma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ahoma" fo:font-size="12pt" fo:language="en" fo:country="US" style:letter-kerning="true" style:font-name-asian="Tahoma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d Sampson</meta:initial-creator>
    <meta:creation-date>2019-04-06T17:46:58.395658330</meta:creation-date>
    <dc:date>2019-04-07T00:53:49.551689195</dc:date>
    <dc:creator>Tad Sampson</dc:creator>
    <meta:editing-duration>PT6H56M41S</meta:editing-duration>
    <meta:editing-cycles>1</meta:editing-cycles>
    <meta:document-statistic meta:table-count="0" meta:image-count="0" meta:object-count="0" meta:page-count="1" meta:paragraph-count="7" meta:word-count="7" meta:character-count="62" meta:non-whitespace-character-count="62"/>
    <meta:generator>LibreOffice/6.0.7.3$Linux_X86_64 LibreOffice_project/00m0$Build-3</meta:generator>
  </office:meta>
</office:document-meta>
</file>